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0.4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1.1cm"/>
    </style:style>
    <style:style style:name="gr5" style:family="graphic" style:parent-style-name="standard">
      <style:graphic-properties draw:stroke="none" svg:stroke-color="#000000" draw:fill="none" draw:fill-color="#ffffff" fo:min-height="2.193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1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07cm"/>
    </style:style>
    <style:style style:name="gr9" style:family="graphic" style:parent-style-name="standard">
      <style:graphic-properties draw:textarea-horizontal-align="justify" draw:textarea-vertical-align="middle" draw:auto-grow-height="false" fo:min-height="2.65cm" fo:min-width="4.9cm"/>
    </style:style>
    <style:style style:name="gr10" style:family="graphic" style:parent-style-name="standard">
      <style:graphic-properties draw:textarea-horizontal-align="justify" draw:textarea-vertical-align="middle" draw:auto-grow-height="false" fo:min-height="4.45cm" fo:min-width="6.3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13" style:family="graphic" style:parent-style-name="standard">
      <style:graphic-properties draw:stroke="none" svg:stroke-color="#000000" draw:fill="none" draw:fill-color="#ffffff" fo:min-height="1.5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dash" draw:stroke-dash="Fine_20_Dashed" svg:stroke-width="0.053cm" svg:stroke-color="#7ed22b" draw:marker-start-width="0.279cm" draw:marker-end-width="0.279cm" draw:opacity="0%" draw:textarea-horizontal-align="justify" draw:textarea-vertical-align="middle" draw:auto-grow-height="false" fo:min-height="10.298cm" fo:min-width="6.54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781cm"/>
    </style:style>
    <style:style style:name="gr18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0.433cm"/>
    </style:style>
    <style:style style:name="gr21" style:family="graphic" style:parent-style-name="standard">
      <style:graphic-properties draw:stroke="none" svg:stroke-color="#000000" draw:fill="none" draw:fill-color="#ffffff" fo:min-height="1.729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stroke="dash" draw:stroke-dash="Fine_20_Dashed" svg:stroke-width="0.053cm" svg:stroke-color="#7ed22b" draw:marker-start-width="0.279cm" draw:marker-end-width="0.279cm" draw:opacity="0%" draw:textarea-horizontal-align="justify" draw:textarea-vertical-align="middle" draw:auto-grow-height="false" fo:min-height="1.773cm" fo:min-width="6.548cm" fo:padding-top="0.151cm" fo:padding-bottom="0.151cm" fo:padding-left="0.276cm" fo:padding-right="0.276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 draw:fill-color="#ffffff"/>
      <style:text-properties fo:color="#7ed22b" fo:font-size="10pt" style:font-size-asian="10pt" style:font-size-complex="10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paragraph-properties fo:text-align="end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7ed22b"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4" draw:id="id14" draw:layer="layout" svg:width="0.3cm" svg:height="1cm" svg:x="7.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9cm" svg:height="0.4cm" svg:x="5.9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0.4cm" svg:height="0.9cm" svg:x="9.9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6cm" svg:height="0.7cm" svg:x="5.9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3cm" svg:height="2.443cm" svg:x="9.2cm" svg:y="0.4cm">
          <draw:text-box>
            <text:p><text:span text:style-name="T1">ADC’s control schematic</text:span></text:p>
          </draw:text-box>
        </draw:frame>
        <draw:custom-shape draw:style-name="gr6" draw:text-style-name="P1" xml:id="id1" draw:id="id1" draw:layer="layout" svg:width="11.7cm" svg:height="1.4cm" svg:x="3.4cm" svg:y="4.3cm">
          <text:p text:style-name="P1">Parameters preset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2cm" svg:y1="3.1cm" svg:x2="9.2cm" svg:y2="4.3cm">
          <text:p/>
        </draw:line>
        <draw:frame draw:style-name="gr8" draw:text-style-name="P4" draw:layer="layout" svg:width="6.3cm" svg:height="1.657cm" svg:x="6.3cm" svg:y="2.143cm">
          <draw:text-box>
            <text:p>ADC’s parameters</text:p>
          </draw:text-box>
        </draw:frame>
        <draw:custom-shape draw:style-name="gr9" draw:text-style-name="P1" xml:id="id6" draw:id="id6" draw:layer="layout" svg:width="5.4cm" svg:height="2.9cm" svg:x="5.9cm" svg:y="9.7cm">
          <text:p text:style-name="P1">ADC</text:p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5.4cm" svg:height="2.9cm" svg:x="6cm" svg:y="14cm">
          <text:p text:style-name="P1">ADC</text:p>
          <text:p text:style-name="P1">data acquisition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6.8cm" svg:height="4.7cm" svg:x="18cm" svg:y="2.65cm">
          <text:p text:style-name="P1">FSM</text:p>
          <text:p text:style-name="P1">ADC’s conversion</text:p>
          <text:p text:style-name="P1">control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5.1cm" svg:y1="5cm" svg:x2="18cm" svg:y2="5cm" draw:start-shape="id1" draw:start-glue-point="1" draw:end-shape="id2" svg:d="M15100 5000h2900" svg:viewBox="0 0 2901 1">
          <text:p/>
        </draw:connector>
        <draw:custom-shape draw:style-name="gr12" draw:text-style-name="P1" xml:id="id4" draw:id="id4" draw:layer="layout" svg:width="8cm" svg:height="1.4cm" svg:x="15.5cm" svg:y="14.76cm">
          <text:p text:style-name="P1">Conversion result register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.4cm" svg:y1="15.45cm" svg:x2="15.5cm" svg:y2="15.46cm" draw:start-shape="id3" draw:start-glue-point="1" draw:end-shape="id4" svg:d="M11400 15450h2050v10h2050" svg:viewBox="0 0 4101 11">
          <text:p/>
        </draw:connector>
        <draw:connector draw:style-name="gr11" draw:text-style-name="P3" draw:layer="layout" svg:x1="23.5cm" svg:y1="15.46cm" svg:x2="25.6cm" svg:y2="15.45cm" draw:start-shape="id4" draw:start-glue-point="1" draw:end-shape="id5" draw:end-glue-point="3" svg:d="M23500 15460h1051v-10h1049" svg:viewBox="0 0 2101 11">
          <text:p/>
        </draw:connector>
        <draw:frame draw:style-name="gr13" draw:text-style-name="P5" xml:id="id5" draw:id="id5" draw:layer="layout" svg:width="3.9cm" svg:height="1.8cm" svg:x="25.6cm" svg:y="14.55cm">
          <draw:text-box>
            <text:p text:style-name="P1">Conversion result</text:p>
          </draw:text-box>
        </draw:frame>
        <draw:connector draw:style-name="gr14" draw:text-style-name="P6" draw:layer="layout" draw:line-skew="0.44cm" svg:x1="18.941cm" svg:y1="7.32cm" svg:x2="8.6cm" svg:y2="9.7cm" draw:end-shape="id6" draw:end-glue-point="0" svg:d="M18941 7320v1380h-10341v1000" svg:viewBox="0 0 10342 2381">
          <text:p/>
        </draw:connector>
        <draw:connector draw:style-name="gr7" draw:text-style-name="P3" draw:layer="layout" draw:line-skew="0cm 2.425cm" svg:x1="24.8cm" svg:y1="5cm" svg:x2="8.7cm" svg:y2="14cm" draw:start-shape="id2" draw:start-glue-point="1" draw:end-shape="id3" draw:end-glue-point="0" svg:d="M24800 5000h501v8100h-16601v900" svg:viewBox="0 0 16602 9001">
          <text:p/>
        </draw:connector>
        <draw:connector draw:style-name="gr11" draw:text-style-name="P3" draw:layer="layout" svg:x1="21.4cm" svg:y1="7.35cm" svg:x2="11.3cm" svg:y2="11.15cm" draw:start-shape="id2" draw:start-glue-point="2" draw:end-shape="id6" draw:end-glue-point="1" svg:d="M21400 7350v3800h-10100" svg:viewBox="0 0 10101 3801">
          <text:p/>
        </draw:connector>
        <draw:frame draw:style-name="gr15" draw:text-style-name="P7" draw:layer="layout" svg:width="2.4cm" svg:height="0.8cm" svg:x="13.4cm" svg:y="10.3cm">
          <draw:text-box>
            <text:p><text:span text:style-name="T2">16 bits</text:span></text:p>
          </draw:text-box>
        </draw:frame>
        <draw:frame draw:style-name="gr15" draw:text-style-name="P7" draw:layer="layout" svg:width="2.4cm" svg:height="0.8cm" svg:x="12.4cm" svg:y="14.5cm">
          <draw:text-box>
            <text:p><text:span text:style-name="T2">16 bits</text:span></text:p>
          </draw:text-box>
        </draw:frame>
        <draw:frame draw:style-name="gr15" draw:text-style-name="P7" draw:layer="layout" svg:width="2.4cm" svg:height="0.8cm" svg:x="23.6cm" svg:y="14.2cm">
          <draw:text-box>
            <text:p><text:span text:style-name="T2">16 bits</text:span></text:p>
          </draw:text-box>
        </draw:frame>
        <draw:custom-shape draw:style-name="gr16" draw:text-style-name="P8" draw:layer="layout" svg:width="7.1cm" svg:height="10.6cm" svg:x="5.2cm" svg:y="7.8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cm" svg:height="1.031cm" svg:x="5.4cm" svg:y="7.929cm">
          <draw:text-box>
            <text:p><text:span text:style-name="T3">ADC’s control module</text:span></text:p>
          </draw:text-box>
        </draw:frame>
        <draw:connector draw:style-name="gr18" draw:text-style-name="P3" draw:layer="layout" draw:line-skew="-3.799cm 0.3cm" svg:x1="5.9cm" svg:y1="11.15cm" svg:x2="17.398cm" svg:y2="18.4cm" draw:start-shape="id6" draw:start-glue-point="3" draw:end-shape="id7" draw:end-glue-point="2" svg:d="M5900 11150h-4300v8050h15798v-800" svg:viewBox="0 0 15799 8051">
          <text:p/>
        </draw:connector>
        <draw:connector draw:style-name="gr18" draw:text-style-name="P3" draw:layer="layout" draw:line-skew="0.3cm" svg:x1="8.7cm" svg:y1="16.9cm" svg:x2="17.398cm" svg:y2="18.4cm" draw:start-shape="id3" draw:start-glue-point="2" draw:end-shape="id7" draw:end-glue-point="2" svg:d="M8700 16900v2300h8698v-800" svg:viewBox="0 0 8699 2301">
          <text:p/>
        </draw:connector>
        <draw:line draw:style-name="gr19" draw:text-style-name="P3" draw:layer="layout" svg:x1="17.6cm" svg:y1="10.85cm" svg:x2="17.2cm" svg:y2="11.45cm">
          <text:p/>
        </draw:line>
        <draw:line draw:style-name="gr19" draw:text-style-name="P3" draw:layer="layout" svg:x1="13.6cm" svg:y1="15.15cm" svg:x2="13.2cm" svg:y2="15.75cm">
          <text:p/>
        </draw:line>
        <draw:line draw:style-name="gr19" draw:text-style-name="P3" draw:layer="layout" svg:x1="24.4cm" svg:y1="15.152cm" svg:x2="24cm" svg:y2="15.752cm">
          <text:p/>
        </draw:line>
        <draw:frame draw:style-name="gr20" draw:text-style-name="P11" draw:layer="layout" svg:width="1.3cm" svg:height="0.683cm" svg:x="14.1cm" svg:y="8.017cm">
          <draw:text-box>
            <text:p text:style-name="P10"><text:span text:style-name="T4">start</text:span></text:p>
          </draw:text-box>
        </draw:frame>
        <draw:frame draw:style-name="gr21" draw:text-style-name="P11" draw:layer="layout" svg:width="4.4cm" svg:height="1.979cm" svg:x="18.2cm" svg:y="10.021cm">
          <draw:text-box>
            <text:p text:style-name="P10"><text:span text:style-name="T4">Configuration parameters</text:span></text:p>
          </draw:text-box>
        </draw:frame>
        <draw:frame draw:style-name="gr20" draw:text-style-name="P11" draw:layer="layout" svg:width="1.3cm" svg:height="0.683cm" svg:x="23cm" svg:y="12.417cm">
          <draw:text-box>
            <text:p text:style-name="P10"><text:span text:style-name="T4">start</text:span></text:p>
          </draw:text-box>
        </draw:frame>
        <draw:frame draw:style-name="gr22" draw:text-style-name="P5" xml:id="id8" draw:id="id8" draw:layer="layout" svg:width="2.5cm" svg:height="1cm" svg:x="1.9cm" svg:y="14.95cm">
          <draw:text-box>
            <text:p text:style-name="P12">DOUT</text:p>
          </draw:text-box>
        </draw:frame>
        <draw:connector draw:style-name="gr7" draw:text-style-name="P3" draw:layer="layout" svg:x1="4.4cm" svg:y1="15.45cm" svg:x2="6cm" svg:y2="15.45cm" draw:start-shape="id8" draw:start-glue-point="1" draw:end-shape="id3" svg:d="M4400 15450h1600" svg:viewBox="0 0 1601 1">
          <text:p/>
        </draw:connector>
        <draw:frame draw:style-name="gr23" draw:text-style-name="P4" xml:id="id7" draw:id="id7" draw:layer="layout" svg:width="1.5cm" svg:height="0.954cm" svg:x="16.648cm" svg:y="17.446cm">
          <draw:text-box>
            <text:p>CS</text:p>
          </draw:text-box>
        </draw:frame>
        <draw:frame draw:style-name="gr22" draw:text-style-name="P4" xml:id="id10" draw:id="id10" draw:layer="layout" svg:width="2.2cm" svg:height="1cm" svg:x="18.6cm" svg:y="17.4cm">
          <draw:text-box>
            <text:p>SCLK</text:p>
          </draw:text-box>
        </draw:frame>
        <draw:frame draw:style-name="gr24" draw:text-style-name="P4" xml:id="id13" draw:id="id13" draw:layer="layout" svg:width="1.7cm" svg:height="1.1cm" svg:x="21cm" svg:y="17.4cm">
          <draw:text-box>
            <text:p>DIN</text:p>
          </draw:text-box>
        </draw:frame>
        <draw:connector draw:style-name="gr7" draw:text-style-name="P3" draw:layer="layout" draw:line-skew="-3.299cm 0.6cm" svg:x1="5.9cm" svg:y1="11.95cm" svg:x2="19.7cm" svg:y2="18.4cm" draw:start-shape="id9" draw:start-glue-point="3" draw:end-shape="id10" draw:end-glue-point="2" svg:d="M5900 11950h-3800v7550h17600v-1100" svg:viewBox="0 0 17601 7551">
          <text:p/>
        </draw:connector>
        <draw:connector draw:style-name="gr7" draw:text-style-name="P3" draw:layer="layout" draw:line-skew="0.6cm" svg:x1="10.1cm" svg:y1="16.9cm" svg:x2="19.7cm" svg:y2="18.4cm" draw:start-shape="id11" draw:start-glue-point="2" draw:end-shape="id10" draw:end-glue-point="2" svg:d="M10100 16900v2600h9600v-1100" svg:viewBox="0 0 9601 2601">
          <text:p/>
        </draw:connector>
        <draw:connector draw:style-name="gr7" draw:text-style-name="P3" draw:layer="layout" draw:line-skew="-4.399cm 0.8cm" svg:x1="5.9cm" svg:y1="10.3cm" svg:x2="21.85cm" svg:y2="18.5cm" draw:start-shape="id12" draw:start-glue-point="3" draw:end-shape="id13" draw:end-glue-point="2" svg:d="M5900 10300h-4900v9500h20850v-1300" svg:viewBox="0 0 20851 9501">
          <text:p/>
        </draw:connector>
        <draw:connector draw:style-name="gr7" draw:text-style-name="P3" draw:layer="layout" draw:line-skew="0.8cm" svg:x1="7.25cm" svg:y1="16.9cm" svg:x2="21.85cm" svg:y2="18.5cm" draw:start-shape="id14" draw:start-glue-point="2" draw:end-shape="id13" draw:end-glue-point="2" svg:d="M7250 16900v2900h14600v-1300" svg:viewBox="0 0 14601 2901">
          <text:p/>
        </draw:connector>
        <draw:custom-shape draw:style-name="gr25" draw:text-style-name="P8" draw:layer="layout" svg:width="7.1cm" svg:height="2.075cm" svg:x="16.3cm" svg:y="1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cm" svg:height="1.031cm" svg:x="16.3cm" svg:y="17.069cm">
          <draw:text-box>
            <text:p><text:span text:style-name="T3">SPI interface</text:span></text:p>
          </draw:text-box>
        </draw:frame>
        <draw:custom-shape draw:style-name="gr26" draw:text-style-name="P13" draw:layer="layout" svg:width="0.2cm" svg:height="0.2cm" svg:x="8.6cm" svg:y="19.0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3" draw:layer="layout" svg:width="0.2cm" svg:height="0.2cm" svg:x="10cm" svg:y="19.3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3" draw:layer="layout" svg:width="0.2cm" svg:height="0.2cm" svg:x="7.152cm" svg:y="19.6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2:06:56.050000000</meta:creation-date>
    <dc:date>2017-07-06T14:02:05.747000000</dc:date>
    <meta:editing-duration>PT7M12S</meta:editing-duration>
    <meta:editing-cycles>4</meta:editing-cycles>
    <meta:generator>LibreOffice/5.3.3.2$Windows_x86 LibreOffice_project/3d9a8b4b4e538a85e0782bd6c2d430bafe583448</meta:generator>
    <meta:document-statistic meta:object-count="46"/>
  </office:meta>
</office:document-meta>
</file>